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tserrat" svg:font-family="Montserrat"/>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orphans="2" fo:widows="2" fo:text-indent="0cm" style:auto-text-indent="false"/>
    </style:style>
    <style:style style:name="T1" style:family="text">
      <style:text-properties fo:font-variant="normal" fo:text-transform="none" style:font-name="Montserrat" fo:font-size="12pt" fo:letter-spacing="normal" fo:font-style="normal" fo:font-weight="normal"/>
    </style:style>
    <style:style style:name="T2" style:family="text">
      <style:text-properties fo:font-variant="normal" fo:text-transform="none" fo:color="#7451eb" style:font-name="Montserrat" fo:font-size="12pt" fo:letter-spacing="normal" fo:font-style="normal" style:text-underline-style="solid" style:text-underline-width="auto" style:text-underline-color="font-color"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tes pour le projet</text:p>
      <text:p text:style-name="Standard"/>
      <text:p text:style-name="P1"><text:span text:style-name="T1">En tapant “Entreprise web design Lyon” sur Internet, le site de l’agence apparaît seulement en deuxième page des moteurs de recherche.</text:span> </text:p>
      <text:p text:style-name="P1"/>
      <text:p text:style-name="P1"><text:span text:style-name="T1">indiques les parties du site qui ne sont pas optimisées pour le SEO et/ou qui ne sont pas à jour en termes d’accessibilité, et que tu justifies tes choix.</text:span> </text:p>
      <text:p text:style-name="P1"/>
      <text:p text:style-name="P1"><text:span text:style-name="T1">Pense à ajouter la bonne pratique à mettre en place pour chaque partie du site qui n’est pas optimisée, en citant tes sources.</text:span> </text:p>
      <text:p text:style-name="P1"/>
      <text:p text:style-name="P1">modele de l'audit fournis</text:p>
      <text:p text:style-name="P1"><text:span text:style-name="T1">Une fois ce modèle complété, j’aimerais que tu sélectionnes 10 recommandations pour améliorer le site. Je te laisse cocher ces 10 recommandations choisies dans la colonne “Action recommandée”.</text:span> </text:p>
      <text:p text:style-name="P1"/>
      <text:p text:style-name="P1"><text:span text:style-name="T1">certains de nos utilisateurs rencontrent des problèmes d’accessibilité sur notre site, c’est un point sur lequel on veut s’améliorer. Tu devras donc ajouter les éléments nécessaires. La liste de ce que tu devras implémenter se trouve à cette </text:span><text:a xlink:type="simple" xlink:href="https://developer.mozilla.org/fr/docs/Accessibilité/Checklist_accessibilite_mobile" text:style-name="Internet_20_link" text:visited-style-name="Visited_20_Internet_20_Link"><text:span text:style-name="T2">adresse</text:span></text:a><text:span text:style-name="T1">.</text:span> </text:p>
      <text:p text:style-name="P1"/>
      <text:p text:style-name="P1"/>
      <text:p text:style-name="P1"><text:span text:style-name="T1">Il faudra ensuite optimiser notre site en appliquant tes 10 recommandations à son contenu et à son code source. Tu devras pour cela fournir le code source complet de la version améliorée du site.</text:span> </text:p>
      <text:p text:style-name="P1"/>
      <text:p text:style-name="P1"><text:span text:style-name="T1">Dans tes différentes recommandations, j’aimerais que tu prennes des mesures pour accélérer la vitesse de chargement, et que tu me démontres que cela fonctionne, grâce à des captures d’écran comparatives entre la version du site actuelle et celle que tu auras optimisée, fourni dans un rapport d’optimisation.</text:span> </text:p>
      <text:p text:style-name="P1"/>
      <text:p text:style-name="P1"><text:span text:style-name="T1">Fais également attention à ce que le site soit toujours adapté à toutes les tailles d’écran après tes modifications.</text:span> </text:p>
      <text:p text:style-name="P1"/>
      <text:p text:style-name="P1"><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tab/>A FAIRE</text:p>
      <text:p text:style-name="P1">faire une road map (voir p2 augmenter le trafic)</text:p>
      <text:p text:style-name="P1"/>
      <text:p text:style-name="P1">html pas opti</text:p>
      <text:p text:style-name="P1">css qui se répète</text:p>
      <text:p text:style-name="P1"><text:tab/>dans le metaname du head, répétition de mot inutile</text:p>
      <text:p text:style-name="P1"><text:tab/>manque de balise spécifique<text:tab/></text:p>
      <text:p text:style-name="P1"/>
      <text:p text:style-name="P1">penser a checker le formulaire</text:p>
      <text:p text:style-name="P1">penser à checker les couleurs pour l'inclusif</text:p>
      <text:p text:style-name="P1">penser à checker les balise aria</text:p>
      <text:p text:style-name="P1"/>
      <text:p text:style-name="P1"/>
      <text:p text:style-name="P1"/>
      <text:p text:style-name="P1">erreurs</text:p>
      <text:p text:style-name="P1">CSS W3C</text:p>
      <text:p text:style-name="P1">851-857-css : propriété "min-device-width" et "max-device-width" est obsolète. à remplacer par "min-width" et "max-width".</text:p>
      <text:p text:style-name="P1"/>
      <text:p text:style-name="P1">876-877-887-888-css : les valeurs "constant(safe-area-inset-left)" et "constant(safe-area-inset-right)" sont non reconnu. à remplacer par une valeur valide. </text:p>
      <text:p text:style-name="P1"/>
      <text:p text:style-name="P1">6-7-35-36-37-69-70-71-371-554-559-857-923-924-961: propriété non reconnu. voir la capture d'écran w3c css avertissement.</text:p>
      <text:p text:style-name="P1"/>
      <text:p text:style-name="P1">HTML W3C</text:p>
      <text:p text:style-name="P1">2-index 2-page2: la page est écrite en langue FR, mais la balise html indique "lang=default". remplacer la ligne par &lt;html lang="fr"&gt;.</text:p>
      <text:p text:style-name="P1"/>
      <text:p text:style-name="P1">83-page2 : l'attribut "success-msg" et "fail-msg" n'est pas autorisé. </text:p>
      <text:p text:style-name="P1"/>
      <text:p text:style-name="P1">ANALYSE MANUEL</text:p>
      <text:p text:style-name="P1">les fichiers du dossier FONT peuvent être remplacé par google font pour réduire la durée de chargement.</text:p>
      <text:p text:style-name="P1"/>
      <text:p text:style-name="P1">image blanche présent dans le dossier image. <text:s/>integrer le contenue de l'image directement dans le html/css.</text:p>
      <text:p text:style-name="P1"/>
      <text:p text:style-name="P1">header non présent dans le .html.</text:p>
      <text:p text:style-name="P1"/>
      <text:p text:style-name="P1">texte présent dans les fichiers images. integrer le contenue de l'image directement dans le html/css.</text:p>
      <text:p text:style-name="P1"/>
      <text:p text:style-name="P1">titre de la page non-pertinant. remplacer l'image par le nom du site ou un texte plus pertinant.</text:p>
      <text:p text:style-name="P1"/>
      <text:p text:style-name="P1">logo du site qui peux être converti au format .svg.</text:p>
      <text:p text:style-name="P1"/>
      <text:p text:style-name="P1">la valeur novalidate dans le formulaire de la page 2 empèche l'envoie des données. à supprimer.</text:p>
      <text:p text:style-name="P1"/>
      <text:p text:style-name="P1">les liens de navigations présent dans la page 2 sort du cadre. à réarang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tserrat" svg:font-family="Montserrat"/>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3H20M38S</meta:editing-duration>
    <meta:editing-cycles>19</meta:editing-cycles>
    <meta:generator>OpenOffice/4.1.6$Win32 OpenOffice.org_project/416m1$Build-9790</meta:generator>
    <dc:date>2021-01-25T02:38:14.95</dc:date>
    <meta:document-statistic meta:table-count="0" meta:image-count="0" meta:object-count="0" meta:page-count="2" meta:paragraph-count="37" meta:word-count="486" meta:character-count="3103"/>
    <meta:user-defined meta:name="Info 1"/>
    <meta:user-defined meta:name="Info 2"/>
    <meta:user-defined meta:name="Info 3"/>
    <meta:user-defined meta:name="Info 4"/>
  </office:meta>
</office:document-meta>
</file>